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okman Old Style" svg:font-family="'Bookman Old Style'"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Table1" style:family="table">
      <style:table-properties style:width="16.298cm" fo:margin-left="-0.243cm" fo:margin-right="-0.058cm" table:align="margins" style:writing-mode="lr-tb"/>
    </style:style>
    <style:style style:name="Table1.A" style:family="table-column">
      <style:table-column-properties style:column-width="4.683cm" style:rel-column-width="18830*"/>
    </style:style>
    <style:style style:name="Table1.B" style:family="table-column">
      <style:table-column-properties style:column-width="4.173cm" style:rel-column-width="16780*"/>
    </style:style>
    <style:style style:name="Table1.C" style:family="table-column">
      <style:table-column-properties style:column-width="2.441cm" style:rel-column-width="9816*"/>
    </style:style>
    <style:style style:name="Table1.D" style:family="table-column">
      <style:table-column-properties style:column-width="5.001cm" style:rel-column-width="20109*"/>
    </style:style>
    <style:style style:name="Table1.1" style:family="table-row">
      <style:table-row-properties style:min-row-height="0.564cm"/>
    </style:style>
    <style:style style:name="Table1.A1" style:family="table-cell">
      <style:table-cell-properties style:vertical-align="top" style:border-line-width-left="0.012cm 0.012cm 0.012cm" style:border-line-width-top="0.012cm 0.012cm 0.012cm" style:border-line-width-bottom="0.012cm 0.012cm 0.012cm" fo:padding-left="0.123cm" fo:padding-right="0.123cm" fo:padding-top="0cm" fo:padding-bottom="0cm" fo:border-left="1.1pt double #000000" fo:border-right="none" fo:border-top="1.1pt double #000000" fo:border-bottom="1.1pt double #000000" style:writing-mode="lr-tb"/>
    </style:style>
    <style:style style:name="Table1.D1" style:family="table-cell">
      <style:table-cell-properties style:vertical-align="top" style:border-line-width="0.012cm 0.012cm 0.012cm" fo:padding-left="0.123cm" fo:padding-right="0.123cm" fo:padding-top="0cm" fo:padding-bottom="0cm" fo:border="1.1pt double #000000" style:writing-mode="lr-tb"/>
    </style:style>
    <style:style style:name="Table1.A2" style:family="table-cell">
      <style:table-cell-properties style:vertical-align="top" style:border-line-width-left="0.012cm 0.012cm 0.012cm" style:border-line-width-right="0.012cm 0.012cm 0.012cm" fo:padding-left="0.123cm" fo:padding-right="0.123cm" fo:padding-top="0cm" fo:padding-bottom="0cm" fo:border-left="1.1pt double #000000" fo:border-right="1.1pt double #000000" fo:border-top="none" fo:border-bottom="none" style:writing-mode="lr-tb"/>
    </style:style>
    <style:style style:name="Table1.3" style:family="table-row">
      <style:table-row-properties style:min-row-height="0.131cm"/>
    </style:style>
    <style:style style:name="Table1.A3" style:family="table-cell">
      <style:table-cell-properties style:vertical-align="top" style:border-line-width-left="0.012cm 0.012cm 0.012cm" style:border-line-width-bottom="0.012cm 0.012cm 0.012cm" fo:padding-left="0.123cm" fo:padding-right="0.123cm" fo:padding-top="0cm" fo:padding-bottom="0cm" fo:border-left="1.1pt double #000000" fo:border-right="none" fo:border-top="none" fo:border-bottom="1.1pt double #000000" style:writing-mode="lr-tb"/>
    </style:style>
    <style:style style:name="Table1.C3" style:family="table-cell">
      <style:table-cell-properties style:vertical-align="top" style:border-line-width-left="0.012cm 0.012cm 0.012cm" style:border-line-width-right="0.012cm 0.012cm 0.012cm" style:border-line-width-bottom="0.012cm 0.012cm 0.012cm" fo:padding-left="0.123cm" fo:padding-right="0.123cm" fo:padding-top="0cm" fo:padding-bottom="0cm" fo:border-left="1.1pt double #000000" fo:border-right="1.1pt double #000000" fo:border-top="none" fo:border-bottom="1.1pt double #000000" style:writing-mode="lr-tb"/>
    </style:style>
    <style:style style:name="Table3" style:family="table">
      <style:table-properties style:width="16.014cm" fo:margin-left="0.03cm" fo:margin-right="0.007cm" table:align="margins" style:writing-mode="lr-tb"/>
    </style:style>
    <style:style style:name="Table3.A" style:family="table-column">
      <style:table-column-properties style:column-width="4.498cm" style:rel-column-width="18407*"/>
    </style:style>
    <style:style style:name="Table3.B" style:family="table-column">
      <style:table-column-properties style:column-width="5.346cm" style:rel-column-width="21881*"/>
    </style:style>
    <style:style style:name="Table3.C" style:family="table-column">
      <style:table-column-properties style:column-width="6.17cm" style:rel-column-width="25247*"/>
    </style:style>
    <style:style style:name="Table3.A1" style:family="table-cell">
      <style:table-cell-properties fo:background-color="transparent" fo:padding="0.097cm" fo:border="none">
        <style:background-image/>
      </style:table-cell-properties>
    </style:style>
    <style:style style:name="Table2" style:family="table">
      <style:table-properties style:width="16.247cm" fo:margin-left="-0.123cm" table:align="left" style:writing-mode="lr-tb"/>
    </style:style>
    <style:style style:name="Table2.A" style:family="table-column">
      <style:table-column-properties style:column-width="16.247cm"/>
    </style:style>
    <style:style style:name="Table2.1" style:family="table-row">
      <style:table-row-properties fo:keep-together="auto"/>
    </style:style>
    <style:style style:name="Table2.A1" style:family="table-cell">
      <style:table-cell-properties style:vertical-align="top" fo:padding-left="0.123cm" fo:padding-right="0.123cm" fo:padding-top="0cm" fo:padding-bottom="0cm" fo:border="none" style:writing-mode="lr-tb"/>
    </style:style>
    <style:style style:name="Table5" style:family="table">
      <style:table-properties style:width="15.958cm" fo:margin-left="0.012cm" fo:margin-right="0.026cm" table:align="margins" style:writing-mode="lr-tb"/>
    </style:style>
    <style:style style:name="Table5.A" style:family="table-column">
      <style:table-column-properties style:column-width="1.826cm" style:rel-column-width="7497*"/>
    </style:style>
    <style:style style:name="Table5.B" style:family="table-column">
      <style:table-column-properties style:column-width="8.176cm" style:rel-column-width="33575*"/>
    </style:style>
    <style:style style:name="Table5.C" style:family="table-column">
      <style:table-column-properties style:column-width="3.149cm" style:rel-column-width="12930*"/>
    </style:style>
    <style:style style:name="Table5.D" style:family="table-column">
      <style:table-column-properties style:column-width="2.808cm" style:rel-column-width="11533*"/>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635cm" fo:text-indent="0cm" style:auto-text-indent="false" style:snap-to-layout-grid="false"/>
      <style:text-properties fo:font-size="8pt" fo:font-weight="bold" style:font-size-asian="8pt" style:font-weight-asian="bold"/>
    </style:style>
    <style:style style:name="P2" style:family="paragraph" style:parent-style-name="Footer">
      <style:paragraph-properties fo:margin-left="0.086cm" fo:margin-right="0cm" fo:text-align="center" style:justify-single-word="false" fo:text-indent="0cm" style:auto-text-indent="false" style:snap-to-layout-grid="false">
        <style:tab-stops>
          <style:tab-stop style:position="7.708cm" style:type="center"/>
          <style:tab-stop style:position="15.503cm" style:type="right"/>
        </style:tab-stops>
      </style:paragraph-properties>
    </style:style>
    <style:style style:name="P3" style:family="paragraph" style:parent-style-name="Footer">
      <style:paragraph-properties fo:text-align="end" style:justify-single-word="false" style:snap-to-layout-grid="false"/>
      <style:text-properties fo:font-size="8pt" fo:font-weight="bold" style:font-size-asian="8pt" style:font-weight-asian="bold"/>
    </style:style>
    <style:style style:name="P4" style:family="paragraph" style:parent-style-name="Standard">
      <style:paragraph-properties fo:text-align="justify" style:justify-single-word="false"/>
      <style:text-properties fo:font-size="10pt" fo:language="es" fo:country="ES" fo:font-weight="bold" style:font-size-asian="10pt" style:font-weight-asian="bold"/>
    </style:style>
    <style:style style:name="P5" style:family="paragraph" style:parent-style-name="Standard">
      <style:paragraph-properties fo:text-align="center" style:justify-single-word="false"/>
      <style:text-properties fo:font-size="10pt" fo:font-weight="bold" style:font-size-asian="10pt" style:font-weight-asian="bold"/>
    </style:style>
    <style:style style:name="P6" style:family="paragraph" style:parent-style-name="Standard">
      <style:paragraph-properties fo:text-align="justify" style:justify-single-word="false"/>
      <style:text-properties fo:font-size="10pt" fo:font-weight="bold" style:font-size-asian="10pt" style:font-weight-asian="bold"/>
    </style:style>
    <style:style style:name="P7" style:family="paragraph" style:parent-style-name="Standard">
      <style:paragraph-properties fo:text-align="end" style:justify-single-word="false"/>
      <style:text-properties fo:font-size="10pt" fo:font-weight="bold" style:font-size-asian="10pt" style:font-weight-asian="bold"/>
    </style:style>
    <style:style style:name="P8" style:family="paragraph" style:parent-style-name="Standard">
      <style:paragraph-properties fo:text-align="center" style:justify-single-word="false"/>
      <style:text-properties fo:font-size="10pt" style:font-size-asian="10pt"/>
    </style:style>
    <style:style style:name="P9" style:family="paragraph" style:parent-style-name="Standard">
      <style:paragraph-properties fo:text-align="justify" style:justify-single-word="false"/>
      <style:text-properties fo:font-size="10pt" style:font-size-asian="10pt"/>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style:font-name="Bookman Old Style"/>
    </style:style>
    <style:style style:name="P12" style:family="paragraph" style:parent-style-name="Standard">
      <style:paragraph-properties fo:text-align="center" style:justify-single-word="false"/>
      <style:text-properties style:font-name="Bookman Old Style"/>
    </style:style>
    <style:style style:name="P13" style:family="paragraph" style:parent-style-name="Standard">
      <style:paragraph-properties fo:margin-left="0.25cm" fo:margin-right="0.125cm" fo:text-align="justify" style:justify-single-word="false" fo:text-indent="0cm" style:auto-text-indent="false" style:shadow="none" style:snap-to-layout-grid="false"/>
    </style:style>
    <style:style style:name="P14" style:family="paragraph" style:parent-style-name="Standard">
      <style:paragraph-properties fo:margin-left="0.25cm" fo:margin-right="0.125cm" fo:text-align="justify" style:justify-single-word="false" fo:text-indent="0cm" style:auto-text-indent="false" style:shadow="none" style:snap-to-layout-grid="false"/>
      <style:text-properties fo:font-size="10pt" fo:font-weight="bold" style:font-size-asian="10pt" style:font-weight-asian="bold"/>
    </style:style>
    <style:style style:name="P15" style:family="paragraph" style:parent-style-name="Standard">
      <style:paragraph-properties fo:text-align="justify" style:justify-single-word="false" style:shadow="none" style:snap-to-layout-grid="false"/>
      <style:text-properties fo:font-size="10pt" fo:font-weight="bold" style:font-size-asian="10pt" style:font-weight-asian="bold"/>
    </style:style>
    <style:style style:name="P16"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17" style:family="paragraph" style:parent-style-name="Table_20_Contents">
      <style:text-properties fo:font-size="10.5pt" style:font-size-asian="10.5pt" style:font-size-complex="10.5pt"/>
    </style:style>
    <style:style style:name="P18"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9" style:family="paragraph" style:parent-style-name="Table_20_Contents">
      <style:paragraph-properties fo:text-align="end" style:justify-single-word="false"/>
      <style:text-properties fo:font-size="9pt" style:font-size-asian="9pt" style:font-size-complex="9pt"/>
    </style:style>
    <style:style style:name="P20" style:family="paragraph" style:parent-style-name="Table_20_Contents">
      <style:paragraph-properties fo:text-align="justify" style:justify-single-word="false"/>
      <style:text-properties fo:font-size="9pt" style:font-size-asian="9pt" style:font-size-complex="9pt"/>
    </style:style>
    <style:style style:name="P21" style:family="paragraph" style:parent-style-name="Table_20_Contents">
      <style:paragraph-properties fo:text-align="start" style:justify-single-word="false"/>
      <style:text-properties fo:font-size="9pt" style:font-size-asian="9pt" style:font-size-complex="9pt"/>
    </style:style>
    <style:style style:name="P22" style:family="paragraph" style:parent-style-name="Standard">
      <style:paragraph-properties fo:margin-left="0cm" fo:margin-right="0.125cm" fo:text-indent="0cm" style:auto-text-indent="false" style:shadow="none" style:snap-to-layout-grid="false"/>
      <style:text-properties fo:font-size="10pt" fo:language="es" fo:country="ES" fo:font-weight="bold" style:font-size-asian="10pt" style:font-weight-asian="bold"/>
    </style:style>
    <style:style style:name="P23" style:family="paragraph" style:parent-style-name="Standard">
      <style:paragraph-properties fo:margin-left="0cm" fo:margin-right="0.125cm" fo:text-indent="0cm" style:auto-text-indent="false" style:shadow="none" style:snap-to-layout-grid="false"/>
      <style:text-properties fo:font-size="10pt" fo:language="es" fo:country="ES" style:font-size-asian="10pt"/>
    </style:style>
    <style:style style:name="P24" style:family="paragraph" style:parent-style-name="Standard">
      <style:paragraph-properties fo:margin-left="0cm" fo:margin-right="0cm" fo:text-align="justify" style:justify-single-word="false" fo:text-indent="2cm" style:auto-text-indent="false"/>
      <style:text-properties fo:font-size="10pt" fo:font-weight="bold" style:font-size-asian="10pt" style:font-weight-asian="bold"/>
    </style:style>
    <style:style style:name="P25" style:family="paragraph" style:parent-style-name="Standard">
      <style:paragraph-properties fo:margin-left="0cm" fo:margin-right="0cm" fo:text-align="justify" style:justify-single-word="false" fo:text-indent="2cm" style:auto-text-indent="false"/>
      <style:text-properties fo:font-size="10pt" style:font-size-asian="10pt"/>
    </style:style>
    <style:style style:name="P26" style:family="paragraph" style:parent-style-name="Standard">
      <style:paragraph-properties fo:margin-left="0cm" fo:margin-right="0cm" fo:text-align="justify" style:justify-single-word="false" fo:text-indent="2cm" style:auto-text-indent="false" style:snap-to-layout-grid="false"/>
      <style:text-properties fo:font-size="10pt" style:font-size-asian="10pt"/>
    </style:style>
    <style:style style:name="P27" style:family="paragraph" style:parent-style-name="Standard">
      <style:paragraph-properties fo:margin-left="0cm" fo:margin-right="0cm" fo:text-align="justify" style:justify-single-word="false" fo:text-indent="2cm" style:auto-text-indent="false"/>
    </style:style>
    <style:style style:name="P28" style:family="paragraph" style:parent-style-name="Standard">
      <style:paragraph-properties fo:margin-left="0cm" fo:margin-right="0cm" fo:text-align="start" style:justify-single-word="false" fo:text-indent="0.026cm" style:auto-text-indent="false"/>
      <style:text-properties fo:font-size="10pt" fo:font-weight="bold" style:font-size-asian="10pt" style:font-weight-asian="bold"/>
    </style:style>
    <style:style style:name="P29" style:family="paragraph" style:parent-style-name="Standard">
      <style:paragraph-properties fo:margin-left="0cm" fo:margin-right="0cm" fo:text-align="justify" style:justify-single-word="false" fo:text-indent="0.026cm" style:auto-text-indent="false"/>
      <style:text-properties fo:font-size="10pt" fo:language="es" fo:country="ES" fo:font-weight="bold" style:font-size-asian="10pt" style:font-weight-asian="bold"/>
    </style:style>
    <style:style style:name="P30" style:family="paragraph" style:parent-style-name="Standard">
      <style:paragraph-properties fo:margin-left="0cm" fo:margin-right="0cm" fo:text-align="justify" style:justify-single-word="false" fo:text-indent="1.501cm" style:auto-text-indent="false"/>
      <style:text-properties fo:font-size="10pt" fo:font-weight="bold" style:font-size-asian="10pt" style:font-weight-asian="bold"/>
    </style:style>
    <style:style style:name="P31" style:family="paragraph" style:parent-style-name="Standard">
      <style:paragraph-properties fo:text-align="justify" style:justify-single-word="false" fo:break-before="page"/>
      <style:text-properties fo:font-size="10pt" style:font-size-asian="10pt"/>
    </style:style>
    <style:style style:name="P32" style:family="paragraph" style:parent-style-name="Standard">
      <style:paragraph-properties fo:margin-left="0.127cm" fo:margin-right="0.125cm" fo:text-align="justify" style:justify-single-word="false" fo:text-indent="0cm" style:auto-text-indent="false"/>
      <style:text-properties fo:font-size="10pt" style:font-size-asian="10pt"/>
    </style:style>
    <style:style style:name="P33" style:family="paragraph" style:parent-style-name="Standard">
      <style:paragraph-properties fo:margin-left="0.127cm" fo:margin-right="0.125cm" fo:text-align="center" style:justify-single-word="false" fo:text-indent="0cm" style:auto-text-indent="false"/>
      <style:text-properties fo:font-size="10pt" style:font-size-asian="10pt"/>
    </style:style>
    <style:style style:name="P34" style:family="paragraph" style:parent-style-name="Standard">
      <style:paragraph-properties fo:margin-left="0.127cm" fo:margin-right="0.125cm" fo:text-align="center" style:justify-single-word="false" fo:text-indent="0cm" style:auto-text-indent="false"/>
      <style:text-properties fo:font-size="10pt" fo:font-weight="bold" style:font-size-asian="10pt" style:font-weight-asian="bold"/>
    </style:style>
    <style:style style:name="P35" style:family="paragraph" style:parent-style-name="Standard">
      <style:paragraph-properties fo:margin-left="0.127cm" fo:margin-right="0.125cm" fo:text-align="end" style:justify-single-word="false" fo:text-indent="0.751cm" style:auto-text-indent="false"/>
      <style:text-properties fo:font-size="10pt" style:font-size-asian="10pt"/>
    </style:style>
    <style:style style:name="P36" style:family="paragraph" style:parent-style-name="Standard">
      <style:paragraph-properties fo:margin-left="0cm" fo:margin-right="-0.002cm" fo:text-align="justify" style:justify-single-word="false" fo:text-indent="0cm" style:auto-text-indent="false"/>
      <style:text-properties fo:font-size="10pt" style:font-size-asian="10pt"/>
    </style:style>
    <style:style style:name="P37" style:family="paragraph" style:parent-style-name="Standard">
      <style:paragraph-properties fo:margin-left="0cm" fo:margin-right="-0.002cm" fo:text-align="end" style:justify-single-word="false" fo:text-indent="0cm" style:auto-text-indent="false"/>
      <style:text-properties fo:font-size="10pt" style:font-size-asian="10pt"/>
    </style:style>
    <style:style style:name="P38" style:family="paragraph" style:parent-style-name="Standard">
      <style:paragraph-properties fo:margin-left="0cm" fo:margin-right="-0.002cm" fo:text-align="center" style:justify-single-word="false" fo:text-indent="0cm" style:auto-text-indent="false"/>
      <style:text-properties fo:font-size="10pt" style:font-size-asian="10pt"/>
    </style:style>
    <style:style style:name="P39" style:family="paragraph" style:parent-style-name="Standard" style:master-page-name="Standard">
      <style:paragraph-properties style:page-number="auto"/>
      <style:text-properties fo:font-size="10pt" fo:language="es" fo:country="ES" fo:font-weight="bold" style:font-size-asian="10pt" style:font-weight-asian="bold"/>
    </style:style>
    <style:style style:name="P40" style:family="paragraph" style:parent-style-name="Heading_20_1">
      <style:text-properties style:font-name="Bookman Old Style"/>
    </style:style>
    <style:style style:name="P41" style:family="paragraph" style:parent-style-name="Heading_20_3">
      <style:text-properties style:font-name="Bookman Old Style" fo:font-size="14pt" style:font-size-asian="14pt"/>
    </style:style>
    <style:style style:name="P42" style:family="paragraph" style:parent-style-name="Heading_20_2">
      <style:text-properties style:font-name="Bookman Old Style"/>
    </style:style>
    <style:style style:name="T1" style:family="text">
      <style:text-properties fo:font-size="8pt" fo:font-weight="bold" style:font-size-asian="8pt" style:font-weight-asian="bold"/>
    </style:style>
    <style:style style:name="T2" style:family="text">
      <style:text-properties fo:font-size="10pt" fo:font-weight="bold" style:font-size-asian="10pt" style:font-weight-asian="bold"/>
    </style:style>
    <style:style style:name="T3" style:family="text">
      <style:text-properties fo:font-size="10pt" style:font-size-asian="10pt"/>
    </style:style>
    <style:style style:name="T4" style:family="text">
      <style:text-properties fo:font-size="10pt" style:text-underline-style="solid" style:text-underline-width="auto" style:text-underline-color="font-color" fo:font-weight="bold" style:font-size-asian="10pt" style:font-weight-asian="bold"/>
    </style:style>
    <style:style style:name="T5" style:family="text">
      <style:text-properties fo:text-transform="uppercase" fo:font-size="10pt" style:font-size-asian="10pt"/>
    </style:style>
    <style:style style:name="T6" style:family="text">
      <style:text-properties style:font-name="Bookman Old Style"/>
    </style:style>
    <style:style style:name="T7" style:family="text">
      <style:text-properties style:font-name="Bookman Old Style" fo:font-weight="bold"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var.uf]</text:p>
      <text:p text:style-name="P4">[var.nom_prefeitura]</text:p>
      <text:p text:style-name="P4">[var.cnpj]</text:p>
      <text:p text:style-name="P5">[var.modalidad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text:span text:style-name="T2">Processo Nº.:</text:span><text:span text:style-name="T3"> [var.processo]</text:span></text:p>
          </table:table-cell>
          <table:table-cell table:style-name="Table1.A1" table:number-columns-spanned="2" office:value-type="string">
            <text:p text:style-name="P14">[var.modalidade] Nº.: [var.licitacao]</text:p>
          </table:table-cell>
          <table:covered-table-cell/>
          <table:table-cell table:style-name="Table1.D1" office:value-type="string">
            <text:p text:style-name="P15">Valor: R$ [var.valorLicitacao]</text:p>
          </table:table-cell>
        </table:table-row>
        <table:table-row>
          <table:table-cell table:style-name="Table1.A2" table:number-columns-spanned="4" office:value-type="string">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16">Dotação</text:p>
                </table:table-cell>
                <table:covered-table-cell/>
                <table:covered-table-cell/>
              </table:table-row>
              <table:table-row>
                <table:table-cell table:style-name="Table3.A1" office:value-type="string">
                  <text:p text:style-name="P17">[Bdo.cod_estrutural;block=table:table-row]</text:p>
                </table:table-cell>
                <table:table-cell table:style-name="Table3.A1" office:value-type="string">
                  <text:p text:style-name="P17">[Bdo.descricao]</text:p>
                </table:table-cell>
                <table:table-cell table:style-name="Table3.A1" office:value-type="string">
                  <text:p text:style-name="P17">[Bdo.nom_pao]</text:p>
                </table:table-cell>
              </table:table-row>
            </table:table>
            <text:p text:style-name="P22"/>
          </table:table-cell>
          <table:covered-table-cell/>
          <table:covered-table-cell/>
          <table:covered-table-cell/>
        </table:table-row>
        <table:table-row table:style-name="Table1.3">
          <table:table-cell table:style-name="Table1.A3" table:number-columns-spanned="2" office:value-type="string">
            <text:p text:style-name="P23"/>
          </table:table-cell>
          <table:covered-table-cell/>
          <table:table-cell table:style-name="Table1.C3" table:number-columns-spanned="2" office:value-type="string">
            <text:p text:style-name="P23"/>
          </table:table-cell>
          <table:covered-table-cell/>
        </table:table-row>
      </table:table>
      <text:p text:style-name="P24">1 - DA LICITAÇÃO</text:p>
      <text:p text:style-name="P27"><text:span text:style-name="T3">A [var.nom_prefeitura] com sede na [var.logradouro], [var.nom_municipio], [var.sigla_uf] - CEP [var.cep], </text:span><text:span text:style-name="T2">CONVIDA</text:span><text:span text:style-name="T3"> esta empresa a apresentar cotação para o objeto desta </text:span><text:span text:style-name="T2">LICITAÇÃO</text:span><text:span text:style-name="T3">, referente ao </text:span><text:span text:style-name="T5">processo nº. [var.processo]</text:span><text:span text:style-name="T3">, de conformidade com a Lei</text:span><text:span text:style-name="T2"> </text:span><text:span text:style-name="T3">8.666 de 21 de Junho de 1993 e as condições deste , com vencimento previsto para a entrega dos envelopes, contendo os documentos para habilitação e proposta na [var.local_ent], para</text:span><text:span text:style-name="T2"> </text:span><text:span text:style-name="T3">o</text:span><text:span text:style-name="T2"> </text:span><text:span text:style-name="T3">dia</text:span><text:span text:style-name="T2"> </text:span><text:span text:style-name="T3">[var.dt_ent_prop]</text:span><text:span text:style-name="T2">,</text:span><text:span text:style-name="T3"> às [var.hr_ent_prop] horas, e a abertura do invólucro da documentação de habilitação a realizar-se no dia [var.dt_abr_prop] às [var.hr_abr_prop]</text:span><text:span text:style-name="T2"> </text:span><text:span text:style-name="T3">horas, na [var.local_abr].</text:span></text:p>
      <text:p text:style-name="P25">Modalidade: [var.modalidade]</text:p>
      <text:p text:style-name="P25">Esta Licitação reger-se-á pelo Tipo de: [var.criterio].</text:p>
      <text:p text:style-name="P25">Forma/Regime de Execução: [var.exercicio].</text:p>
      <text:p text:style-name="P24">2 - DO OBJETO</text:p>
      <text:p text:style-name="P25">A presente licitação tem por objeto [var.objeto] de acordo com as especificações constantes na Lista de Itens Anexa, a este [var.modalidade].</text:p>
      <text:p text:style-name="P24">3 - DA HABILITAÇÃO (ENVELOPE N°1)</text:p>
      <text:p text:style-name="P27"><text:span text:style-name="T3">3.1. A empresa </text:span><text:span text:style-name="T2">CONVIDADA</text:span><text:span text:style-name="T3"> a participar da presente licitação deverá apresentar os seguintes documentos:</text:span></text:p>
      <table:table table:name="Table2" table:style-name="Table2">
        <table:table-column table:style-name="Table2.A"/>
        <table:table-row table:style-name="Table2.1">
          <table:table-cell table:style-name="Table2.A1" office:value-type="string">
            <text:p text:style-name="P26">[Bdc.cod_documento;block=table:table-row] - [Bdc.nom_documento]</text:p>
          </table:table-cell>
        </table:table-row>
      </table:table>
      <text:p text:style-name="P25">3.2. Os documentos para habilitação deverão ser apresentados em 01 (uma) via, em envelope fechado, constando na parte frontal, as seguintes indicações:</text:p>
      <text:p text:style-name="P24">ENVELOPE N°. 01</text:p>
      <text:p text:style-name="P24">DA: (EMPRESA)</text:p>
      <text:p text:style-name="P24">À: [var.nom_prefeitura]</text:p>
      <text:p text:style-name="P24">PROCESSO Nº.: [var.processo] - LICITAÇÃO Nº.: [var.licitacao]</text:p>
      <text:p text:style-name="P24">ABERTURA: às [var.hr_abr_prop] HORAS DO DIA [var.dt_abr_prop]</text:p>
      <text:p text:style-name="P24">ENVELOPE “HABILITAÇÃO”</text:p>
      <text:p text:style-name="P25">3.3. Toda a Documentação exigida para Habilitação deverá ser apresentada no Original, em fotocópia autenticada por cartório competente ou servidor da administração, ou publicação em Órgão da Imprensa Oficial.</text:p>
      <text:p text:style-name="P25">3.4. Os documentos sem validade expressa, considerar-se-á como sendo 180 (cento e oitenta) dias da data de sua emissão.</text:p>
      <text:p text:style-name="P24">4 - DA PROPOSTA (ENVELOPE N°02)</text:p>
      <text:p text:style-name="P25">4.1. A proposta deverá ser apresentada por item, datilografada ou preenchida com letra legível, datada, carimbada e assinada, sem emendas, rasuras ou entrelinhas, em envelope fechado, de forma a não permitir sua violação, constando na parte externa as seguintes indicações:</text:p>
      <text:p text:style-name="P24">ENVELOPE N°. 02</text:p>
      <text:p text:style-name="P24">DA: (EMPRESA)</text:p>
      <text:p text:style-name="P24">À: [var.nom_prefeitura]</text:p>
      <text:p text:style-name="P24">PROCESSO Nº.: [var.processo] - LICITAÇÃO Nº.: [var.licitacao]</text:p>
      <text:p text:style-name="P24">ABERTURA: às [var.hr_abr_prop] HORAS DO DIA [var.dt_abr_prop]</text:p>
      <text:p text:style-name="P24">ENVELOPE “PROPOSTA”</text:p>
      <text:p text:style-name="P25">4.2. A proposta deverá ser feita por item, indicando valores unitários e total conforme discriminado na Lista de Itens (ANEXO I) deste [var.modalidade].</text:p>
      <text:p text:style-name="P24">5 - DA VALIDADE</text:p>
      <text:p text:style-name="P25">5.1. O prazo de validade da proposta deverá ser no mínimo de [var.qtdDiasValidade] dia(s), contados do dia da entrega do envelope contendo a mesma.</text:p>
      <text:p text:style-name="P25">5.2. Em caso de omissão do prazo de validade na proposta, será implicitamente considerado o prazo acima.</text:p>
      <text:p text:style-name="P24">6 - DO PREÇO</text:p>
      <text:p text:style-name="P25">6.1. Deverá ser cotado em moeda nacional.</text:p>
      <text:p text:style-name="P25"><text:soft-page-break/>6.2. O preço ofertado será líquido, já inclusos todos os impostos fretes, embalagens e demais encargos, devendo ser discriminado numericamente com no máximo duas casas decimais.</text:p>
      <text:p text:style-name="P25">6.3. Havendo discordância entre preços unitários e totais, resultantes de cada item, prevalecerão os primeiros.</text:p>
      <text:p text:style-name="P25">6.4. Deverá ser indicada a marca e outros elementos necessários a sua perfeita identificação do Objeto licitado.</text:p>
      <text:p text:style-name="P25">6.5. Transcorrido a fase de habilitação, a proposta entregue é irretratável e irrenunciável.</text:p>
      <text:p text:style-name="P25">6.6. Após conhecido o Resultado da Licitação, a [var.nom_prefeitura] emitirá, à(s) proponente(s) vencedora(s), a Autorização de Fornecimento, que será enviada via Fac-Símile ou retirada pela empresa em até 3 (três) dias úteis após sua convocação, permitindo a prorrogação por igual período na forma do §1° do art. 64 da Lei 8.666/93.</text:p>
      <text:p text:style-name="P24">7 - DAS AMOSTRAS E PROSPECTOS</text:p>
      <text:p text:style-name="P25">7.1. A Comissão Permanente de Licitação, quando julgar necessário, solicitará amostra e/ou prospectos a fim de obter maiores esclarecimentos sobre o Objeto ofertado, o que deverá ser providenciado dentro dos 03 (três) dias úteis, após o recebimento da solicitação.</text:p>
      <text:p text:style-name="P24">8 - DA ENTREGA E/OU CONTRATO</text:p>
      <text:p text:style-name="P25">8.1. O Contrato terá a vigência até ___________________, podendo ser prorrogado, mediante termo aditivo, desde que seja acordado entre as partes, e de conformidade com o estabelecido nas Leis Nº. 8.666/93 e 8.883/94.</text:p>
      <text:p text:style-name="P24">9 - DO REAJUSTE</text:p>
      <text:p text:style-name="P25">Será adotado o seguinte critério de reajuste: [var.objeto]</text:p>
      <text:p text:style-name="P24">10 - DO PAGAMENTO</text:p>
      <text:p text:style-name="P25">10.1. A [var.nom_prefeitura] se compromete a efetuar o pagamento em [var.fpagto] após a entrega do Objeto licitado pelo Proponente, mediante apresentação de nota fiscal, devidamente recebida e aceita pela [var.nom_prefeitura]. </text:p>
      <text:p text:style-name="P24">11 - DO JULGAMENTO</text:p>
      <text:p text:style-name="P25">11.1. A presente licitação, para efeito de julgamento, será do tipo [var.criterio].</text:p>
      <text:p text:style-name="P25">11.2. Serão consideradas vencedoras aquelas empresas que tendo cumprido as exigências deste [var.modalidade], conforme prescreve o art. 45, § 1° da Lei 8.666/93 e apresentar o [var.criterio].</text:p>
      <text:p text:style-name="P25">11.3. A Comissão Permanente de Licitação poderá, a seu exclusivo critério, solicitar informações complementares, para efeito de julgamento das Propostas, caso a Proponente não atender com clareza o solicitado em [var.modalidade], conforme determina o art. 43, § 3°, da Lei 8.666/93.</text:p>
      <text:p text:style-name="P25">11.4. Será desconsiderada os itens proposta que contiver emendas, rasuras ou borrões, salvo quando a empresa fizer acompanhar uma errata, devidamente assinada pelo proponente ou seu representante legal.</text:p>
      <text:p text:style-name="P25">11.5. Serão desclassificadas:</text:p>
      <text:p text:style-name="P25">11.5.1. As propostas que não atenderem as exigências do ato convocatório.</text:p>
      <text:p text:style-name="P25">11.5.2. As propostas ou itens com preços excessivos ou manifestante inexeqüíveis</text:p>
      <text:p text:style-name="P25">11.6. No caso de empate de duas ou mais propostas, far-se-á sorteio, em ato público, <text:s/>observados o disposto no § 2°, do art. 3°, da Lei n° 8.666/93.</text:p>
      <text:p text:style-name="P24">12 - DOS RECURSOS</text:p>
      <text:p text:style-name="P25">12.1. Caberá junto à [var.nom_prefeitura], recurso, com efeito suspensivo, no prazo máximo de 02 (dois) dias úteis a contar da intimação do ato ou lavratura da ata, nos casos de:</text:p>
      <text:p text:style-name="P25">12.1.1. Habilitação ou Inabilitação do Licitante;</text:p>
      <text:p text:style-name="P25">12.1.2. Do Julgamento das Propostas.</text:p>
      <text:p text:style-name="P24">13 - DAS PENALIDADES</text:p>
      <text:p text:style-name="P25">13.1. A recusa da encomenda dentro do prazo de validade das propostas, a não entrega do Objeto licitado, a entrega fora das especificações predeterminada, implicam nas sanções prevista no item 13.3, além do fornecedor arcar com todas as despesas provenientes da devolução dos materiais.</text:p>
      <text:p text:style-name="P25">13.2. Se o licitante vencedor não assinar o contrato no prazo estabelecido, a [var.nom_prefeitura] poderá convocar os licitantes remanescentes, na ordem de classificação, para assiná-lo em igual prazo e nas mesmas condições propostas pela vencedora, mediante atualização dos preços pelo índice previsto no item 9 deste [var.modalidade].</text:p>
      <text:p text:style-name="P25">13.3. Decorridos 30 (trinta) dias de atraso na entrega do objeto da presente licitação, poderá a [var.nom_prefeitura] cancelar a Nota de Compra - NC, sujeitando-se a proponente ao pagamento de multa prevista no item 13.4.1., deste [var.modalidade], sem ônus da ação cabível para ressarcimento de prejuízo decorrente da inadimplência.</text:p>
      <text:p text:style-name="P25">13.4. Ressalvados os casos de forma maior, ou caso fortuito, devidamente comprovados, serão aplicadas, a critério da [var.nom_prefeitura], as seguintes penalidades à proponente, no caso de inadimplência contratual:</text:p>
      <text:p text:style-name="P25">13.4.1. Multa na ordem de 0,3% (três décimos por cento) por dia de atraso calculado sobre o valor total do Objeto licitado com atraso, até o limite de 6% (seis por cento).</text:p>
      <text:p text:style-name="P25"><text:soft-page-break/>13.4.2. Em caso de tolerância, após os primeiros 30 (trinta) dias de atraso, e não rescindido o contrato, se este atraso for repetido, a [var.nom_prefeitura] poderá aplicar a multa em dobro da, forma do item 13.4.1.</text:p>
      <text:p text:style-name="P25">13.4.3. Advertência</text:p>
      <text:p text:style-name="P25">13.4.4. Suspensão do direito de licitar, junto à [var.nom_prefeitura].</text:p>
      <text:p text:style-name="P25">13.4.5. Declaração de inidoneidade, de lavra do Prefeito Municipal Sr. [var.prefeito], para licitar ou contratar com a Administração Pública, enquanto pendurar os motivos da punição.</text:p>
      <text:p text:style-name="P25">13.5. O atraso para efeito de cálculo da multa prevista nos itens 13.4.1. e 13.4.2. será contados em dias corridos, a partir do vencimento do prazo estipulado da entrega até a data de entrega do Objeto da presente Licitação.</text:p>
      <text:p text:style-name="P25">13.6. Nenhum pagamento será processado à Proponente penalizada, sem que antes, esta tenha pago ou lhe seja relevada a multa imposta.</text:p>
      <text:p text:style-name="P24">14 - DAS DISPOSIÇÕES FINAIS</text:p>
      <text:p text:style-name="P25">14.1. A [var.nom_prefeitura] reserva-se o direito de transferir ou revogar a presente licitação, no todo ou parcialmente, mediante razões de conveniência administrativa e do interesse público, nos termos do art. 49 da Lei 8.666/93.</text:p>
      <text:p text:style-name="P25">14.2. No caso de não haver expediente para a data fixada a entrega e abertura dos envelopes contendo os documentos de habilitação e/ou proposta realizar-se-á as [var.hr_abr_prop] horas do primeiro dia útil, após a data anteriormente marcada.</text:p>
      <text:p text:style-name="P25">14.3. Faz parte integrante deste [var.modalidade]:</text:p>
      <text:p text:style-name="P25">14.3.1. Lista de Itens do Objeto desta Licitação.</text:p>
      <text:p text:style-name="P25">14.4. A presente licitação é regida pelas disposições da Lei n° 8.666/93 de 21 de junho de 1993.</text:p>
      <text:p text:style-name="P25">14.5. Maiores informações poderão ser obtidas na [var.nom_prefeitura] na [var.nom_prefeitura] ou pelo telefone [var.telefone].</text:p>
      <text:p text:style-name="P25">[var.nom_municipio]</text:p>
      <text:p text:style-name="P25"/>
      <text:p text:style-name="P8">______________________________________</text:p>
      <text:p text:style-name="P5">[var.prefeito]</text:p>
      <text:p text:style-name="P8">PREFEITO MUNICIPAL</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var.uf]</text:p>
      <text:p text:style-name="P28">[var.nom_prefeitura]</text:p>
      <text:p text:style-name="P9">Departamento Jurídico</text:p>
      <text:p text:style-name="P9"/>
      <text:p text:style-name="P9"/>
      <text:p text:style-name="P9"/>
      <text:p text:style-name="P9"/>
      <text:p text:style-name="P8"/>
      <text:p text:style-name="P5">Parecer Jurídico</text:p>
      <text:p text:style-name="P5"/>
      <text:p text:style-name="P5"/>
      <text:p text:style-name="P6"/>
      <text:p text:style-name="P10"><text:span text:style-name="T2">Motivo....: <text:s text:c="3"/></text:span><text:span text:style-name="T4">VERIFICAÇÃO DE REGULARIDADE</text:span></text:p>
      <text:p text:style-name="P30"/>
      <text:p text:style-name="P30"/>
      <text:p text:style-name="P30"><text:soft-page-break/></text:p>
      <text:p text:style-name="P10"><text:span text:style-name="T2">Descrição: <text:s text:c="3"/></text:span><text:span text:style-name="T4">O PROCEDIMENTO ESTÁ DE ACORDO COM AS EXIGÊNCIAS LEGAIS</text:span><text:span text:style-name="T2">.</text:span></text:p>
      <text:p text:style-name="P25"/>
      <text:p text:style-name="P9"/>
      <text:p text:style-name="P9"/>
      <text:p text:style-name="P9"/>
      <text:p text:style-name="P25">[var.nom_municipio]</text:p>
      <text:p text:style-name="P25"/>
      <text:p text:style-name="P25"/>
      <text:p text:style-name="P25"/>
      <text:p text:style-name="P25"/>
      <text:p text:style-name="P25"/>
      <text:p text:style-name="P25"/>
      <text:p text:style-name="P8">_______________________________</text:p>
      <text:p text:style-name="P5">[var.responsavel]</text:p>
      <text:p text:style-name="P8">Responsável Jurídico</text:p>
      <text:p text:style-name="P8"/>
      <text:p text:style-name="P31">[var.uf]</text:p>
      <text:p text:style-name="P29">[var.nom_prefeitura]</text:p>
      <text:p text:style-name="P4"/>
      <text:p text:style-name="P5">[var.modalidade] Nº. [var.licitacao]</text:p>
      <text:p text:style-name="P32">A [var.nom_prefeitura], sito à [var.logradouro], torna público o [var.modalidade], tipo [var.criterio], autorizado no Processo Administrativo Nº. [var.processo], regido pela Lei Federal Nº. 8.666/93, e legislação pertinente. <text:s text:c="2"/>Receberá os envelopes contendo a documentação e a proposta até as [var.hr_ent_prop] do dia [var.dt_ent_prop], na [var.local_ent] e abrirá os envelopes às [var.hr_abr_prop] do dia [var.dt_abr_prop], na [var.local_abr] em ato público, quando será dado início ao processo licitatório.</text:p>
      <text:p text:style-name="P35">[var.nom_municipio]</text:p>
      <text:p text:style-name="P33"/>
      <text:p text:style-name="P33">_________________________________________</text:p>
      <text:p text:style-name="P34">[var.prefeito]</text:p>
      <text:p text:style-name="P34">PREFEITO MUNICIPAL</text:p>
      <text:p text:style-name="P6">Objeto...: [var.objeto]</text:p>
      <text:p text:style-name="P7">***Os valores deverão ser cotados por preços unitários***</text:p>
      <text:p text:style-name="P9"/>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8">Item</text:p>
          </table:table-cell>
          <table:table-cell table:style-name="Table5.A1" office:value-type="string">
            <text:p text:style-name="P18">Descrição</text:p>
          </table:table-cell>
          <table:table-cell table:style-name="Table5.A1" office:value-type="string">
            <text:p text:style-name="P18">Unidade</text:p>
          </table:table-cell>
          <table:table-cell table:style-name="Table5.D1" office:value-type="string">
            <text:p text:style-name="P18">Quantidade</text:p>
          </table:table-cell>
        </table:table-row>
        <table:table-row>
          <table:table-cell table:style-name="Table5.A2" office:value-type="string">
            <text:p text:style-name="P19">[Bki.cod_item;block=table:table-row]</text:p>
          </table:table-cell>
          <table:table-cell table:style-name="Table5.A2" office:value-type="string">
            <text:p text:style-name="P20">[Bki.descricao]</text:p>
            <text:p text:style-name="P20"/>
            <text:p text:style-name="P20">[Bki.complemento]</text:p>
          </table:table-cell>
          <table:table-cell table:style-name="Table5.A2" office:value-type="string">
            <text:p text:style-name="P21">[Bki.nom_unidade]</text:p>
          </table:table-cell>
          <table:table-cell table:style-name="Table5.D2" office:value-type="string">
            <text:p text:style-name="P19">[Bki.quantidade]</text:p>
          </table:table-cell>
        </table:table-row>
      </table:table>
      <text:p text:style-name="P9"/>
      <text:p text:style-name="P9"/>
      <text:p text:style-name="P36">Fornecemos os materiais e/ou serviços solicitados nos preços acima especificados e concordamos com as condições do [var.modalidade]. <text:s/>A Proposta vigorará pelo prazo mínimo de [var.validade]. </text:p>
      <text:p text:style-name="P36"/>
      <text:p text:style-name="P36"/>
      <text:p text:style-name="P37">________________________________________(Local e Data)</text:p>
      <text:p text:style-name="P37"/>
      <text:p text:style-name="P37"/>
      <text:p text:style-name="P37"/>
      <text:p text:style-name="P38">____________________________________________</text:p>
      <text:p text:style-name="P8">Assinatura e Carimbo do Proponent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41" text:outline-level="3"><text:soft-page-break/>ANEXO</text:h>
      <text:p text:style-name="P11"/>
      <text:p text:style-name="P11"/>
      <text:h text:style-name="P40" text:outline-level="1">MODELO “A”: EMPREGADOR PESSOA JURÍDICA</text:h>
      <text:p text:style-name="P11"/>
      <text:p text:style-name="P11"/>
      <text:p text:style-name="P11"/>
      <text:p text:style-name="P11"/>
      <text:h text:style-name="P42" text:outline-level="2">DECLARAÇÃO</text:h>
      <text:p text:style-name="P11"/>
      <text:p text:style-name="P11"/>
      <text:p text:style-name="P11"/>
      <text:p text:style-name="P11"/>
      <text:p text:style-name="P11">Ref.: (identificação da licitação)</text:p>
      <text:p text:style-name="P10"><text:span text:style-name="T6"><text:tab/><text:tab/><text:tab/>..................................., inscrito no CNPJ n.º <text:s text:c="2"/>.............................., por intermédio de seu representante legal o(a) Sr(a).................................., portador(a) da Carteira de Identidade n.º .............................. e do CPF n.º ...................................., </text:span><text:span text:style-name="T7">DECLARA, </text:span><text:span text:style-name="T6">para fins do disposto no inciso V do art. 27 da Lei n.º 8.666, de 21 de junho de 1993, acrescido pela Lei n.º 9.854, de 27 de outubro de 1999, que não emprega menor de dezoito anos em trabalho noturno, perigoso ou insalubre e não emprega menor de dezesseis anos.</text:span></text:p>
      <text:p text:style-name="P11"/>
      <text:p text:style-name="P11">Ressalva: emprega menor, a partir de quatorze anos, na condição de aprendiz ( ).</text:p>
      <text:p text:style-name="P11"/>
      <text:p text:style-name="P11"/>
      <text:p text:style-name="P11"/>
      <text:p text:style-name="P12">.........................................................</text:p>
      <text:p text:style-name="P12">(data)</text:p>
      <text:p text:style-name="P12"/>
      <text:p text:style-name="P12"/>
      <text:p text:style-name="P12"/>
      <text:p text:style-name="P12">...................................................................................</text:p>
      <text:p text:style-name="P12">(representante legal)</text:p>
      <text:p text:style-name="P12"/>
      <text:p text:style-name="P12"/>
      <text:p text:style-name="P12"/>
      <text:p text:style-name="P12"/>
      <text:p text:style-name="P11">(Observação: em caso afirmativo, assinalar a ressalva acima)</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ookman Old Style" svg:font-family="'Bookman Old Style'"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pt" fo:country="BR"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DejaVu Sans" fo:font-size="12pt" fo:language="pt" fo:country="BR"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tru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14pt" fo:letter-spacing="0.035cm"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style:font-name="Arial" fo:font-family="Arial" style:font-family-generic="swiss" style:font-pitch="variable" fo:font-weight="bold" style:font-weight-asian="bold"/>
    </style:style>
    <style:style style:name="List" style:family="paragraph" style:parent-style-name="Text_20_body" style:class="list"/>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age_20_Number" style:display-name="Page Number" style:family="text" style:parent-style-name="Default_20_Paragraph_20_Fon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4" style:family="table">
      <style:table-properties style:width="16.245cm" fo:margin-left="-0.123cm" table:align="left" style:writing-mode="lr-tb"/>
    </style:style>
    <style:style style:name="Table4.A" style:family="table-column">
      <style:table-column-properties style:column-width="5.415cm"/>
    </style:style>
    <style:style style:name="Table4.1" style:family="table-row">
      <style:table-row-properties fo:keep-together="auto"/>
    </style:style>
    <style:style style:name="Table4.A1" style:family="table-cell">
      <style:table-cell-properties style:vertical-align="top" fo:padding-left="0.123cm" fo:padding-right="0.123cm" fo:padding-top="0cm" fo:padding-bottom="0cm" fo:border="none" style:writing-mode="lr-tb"/>
    </style:style>
    <style:style style:name="MP1" style:family="paragraph" style:parent-style-name="Footer">
      <style:paragraph-properties fo:margin-left="0cm" fo:margin-right="0.635cm" fo:text-indent="0cm" style:auto-text-indent="false" style:snap-to-layout-grid="false"/>
      <style:text-properties fo:font-size="8pt" fo:font-weight="bold" style:font-size-asian="8pt" style:font-weight-asian="bold"/>
    </style:style>
    <style:style style:name="MP2" style:family="paragraph" style:parent-style-name="Footer">
      <style:paragraph-properties fo:margin-left="0.086cm" fo:margin-right="0cm" fo:text-align="center" style:justify-single-word="false" fo:text-indent="0cm" style:auto-text-indent="false" style:snap-to-layout-grid="false">
        <style:tab-stops>
          <style:tab-stop style:position="7.708cm" style:type="center"/>
          <style:tab-stop style:position="15.503cm" style:type="right"/>
        </style:tab-stops>
      </style:paragraph-properties>
    </style:style>
    <style:style style:name="MP3" style:family="paragraph" style:parent-style-name="Footer">
      <style:paragraph-properties fo:text-align="end" style:justify-single-word="false" style:snap-to-layout-grid="false"/>
      <style:text-properties fo:font-size="8pt" fo:font-weight="bold" style:font-size-asian="8pt" style:font-weight-asian="bold"/>
    </style:style>
    <style:style style:name="MT1" style:family="text">
      <style:text-properties fo:font-size="8pt" fo:font-weight="bold" style:font-size-asian="8pt" style:font-weight-asian="bold"/>
    </style:style>
    <style:page-layout style:name="Mpm1">
      <style:page-layout-properties fo:page-width="20.999cm" fo:page-height="29.699cm" style:num-format="1" style:print-orientation="portrait" fo:margin-top="1.501cm" fo:margin-bottom="1.501cm" fo:margin-left="2.501cm" fo:margin-right="2.50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4cm" style:dynamic-spacing="true"/>
      </style:header-style>
      <style:footer-style>
        <style:header-footer-properties fo:min-height="1.499cm" fo:margin-left="0cm" fo:margin-right="0cm" fo:margin-top="1.401cm" style:dynamic-spacing="true"/>
      </style:footer-style>
    </style:page-layout>
  </office:automatic-styles>
  <office:master-styles>
    <style:master-page style:name="Standard" style:page-layout-name="Mpm1">
      <style:header>
        <text:p text:style-name="Header"/>
      </style:header>
      <style:footer>
        <table:table table:name="Table4" table:style-name="Table4">
          <table:table-column table:style-name="Table4.A" table:number-columns-repeated="3"/>
          <table:table-row table:style-name="Table4.1">
            <table:table-cell table:style-name="Table4.A1" office:value-type="string">
              <text:p text:style-name="MP1">URBEM</text:p>
            </table:table-cell>
            <table:table-cell table:style-name="Table4.A1" office:value-type="string">
              <text:p text:style-name="MP2"><text:span text:style-name="MT1">Pág. <text:s text:c="4"/></text:span><text:span text:style-name="Page_20_Number"><text:span text:style-name="MT1"><text:page-number text:select-page="current">6</text:page-number></text:span></text:span></text:p>
            </table:table-cell>
            <table:table-cell table:style-name="Table4.A1" office:value-type="string">
              <text:p text:style-name="MP3">[var.modalidade] Nº. [var.licitacao]</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Linux_X86_64 LibreOffice_project/3d9a8b4b4e538a85e0782bd6c2d430bafe583448</meta:generator>
    <dc:title>ESTADO DE SANTA CATARINA SECRETARIA DE ESTADO DA SAÚDE </dc:title>
    <meta:creation-date>2006-11-22T15:57:40</meta:creation-date>
    <dc:date>2009-01-13T11:07:13</dc:date>
    <dc:language>pt-BR</dc:language>
    <meta:editing-cycles>1</meta:editing-cycles>
    <meta:editing-duration>PT0S</meta:editing-duration>
    <meta:document-statistic meta:table-count="5" meta:image-count="0" meta:object-count="0" meta:page-count="6" meta:paragraph-count="140" meta:word-count="1609" meta:character-count="11644" meta:non-whitespace-character-count="10154"/>
    <meta:user-defined meta:name="Info 1"/>
    <meta:user-defined meta:name="Info 2"/>
    <meta:user-defined meta:name="Info 3"/>
    <meta:user-defined meta:name="Info 4"/>
  </office:meta>
</office:document-meta>
</file>